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ec60f" officeooo:paragraph-rsid="001ec60f"/>
    </style:style>
    <style:style style:name="P2" style:family="paragraph" style:parent-style-name="Standard">
      <style:paragraph-properties fo:text-align="start" style:justify-single-word="false"/>
      <style:text-properties officeooo:rsid="001ec60f" officeooo:paragraph-rsid="001ec60f"/>
    </style:style>
    <style:style style:name="P3" style:family="paragraph" style:parent-style-name="Standard" style:list-style-name="L1">
      <style:paragraph-properties fo:text-align="start" style:justify-single-word="false"/>
      <style:text-properties officeooo:rsid="001ec60f" officeooo:paragraph-rsid="001ec60f"/>
    </style:style>
    <style:style style:name="P4" style:family="paragraph" style:parent-style-name="Standard" style:list-style-name="L2">
      <style:paragraph-properties fo:text-align="start" style:justify-single-word="false"/>
      <style:text-properties officeooo:rsid="001ec60f" officeooo:paragraph-rsid="001ec60f"/>
    </style:style>
    <style:style style:name="P5" style:family="paragraph" style:parent-style-name="Standard" style:list-style-name="L3">
      <style:paragraph-properties fo:text-align="start" style:justify-single-word="false"/>
      <style:text-properties officeooo:rsid="001ec60f" officeooo:paragraph-rsid="001ec60f"/>
    </style:style>
    <style:style style:name="P6" style:family="paragraph" style:parent-style-name="Standard">
      <style:paragraph-properties fo:text-align="start" style:justify-single-word="false"/>
      <style:text-properties officeooo:rsid="00202db1" officeooo:paragraph-rsid="00202db1"/>
    </style:style>
    <style:style style:name="P7" style:family="paragraph" style:parent-style-name="Standard">
      <style:paragraph-properties fo:text-align="start" style:justify-single-word="false"/>
      <style:text-properties officeooo:rsid="00202db1" officeooo:paragraph-rsid="00207def"/>
    </style:style>
    <style:style style:name="P8" style:family="paragraph" style:parent-style-name="Standard" style:list-style-name="L3">
      <style:paragraph-properties fo:text-align="start" style:justify-single-word="false"/>
      <style:text-properties officeooo:rsid="00207def" officeooo:paragraph-rsid="00207def"/>
    </style:style>
    <style:style style:name="P9" style:family="paragraph" style:parent-style-name="Standard">
      <style:paragraph-properties fo:text-align="start" style:justify-single-word="false"/>
      <style:text-properties officeooo:rsid="002163d8" officeooo:paragraph-rsid="002163d8"/>
    </style:style>
    <style:style style:name="P10" style:family="paragraph" style:parent-style-name="Standard">
      <style:paragraph-properties fo:text-align="start" style:justify-single-word="false"/>
      <style:text-properties officeooo:rsid="00235d54" officeooo:paragraph-rsid="00235d54"/>
    </style:style>
    <style:style style:name="P11" style:family="paragraph" style:parent-style-name="Standard">
      <style:paragraph-properties fo:text-align="start" style:justify-single-word="false"/>
      <style:text-properties officeooo:rsid="0024b0c8" officeooo:paragraph-rsid="0024b0c8"/>
    </style:style>
    <style:style style:name="P12" style:family="paragraph" style:parent-style-name="Standard">
      <style:paragraph-properties fo:text-align="start" style:justify-single-word="false"/>
      <style:text-properties officeooo:rsid="0025a419" officeooo:paragraph-rsid="0025a419"/>
    </style:style>
    <style:style style:name="P13" style:family="paragraph" style:parent-style-name="Standard">
      <style:paragraph-properties fo:text-align="start" style:justify-single-word="false"/>
      <style:text-properties officeooo:rsid="0025ac9d" officeooo:paragraph-rsid="0025ac9d"/>
    </style:style>
    <style:style style:name="P14" style:family="paragraph" style:parent-style-name="Standard">
      <style:paragraph-properties fo:text-align="start" style:justify-single-word="false"/>
      <style:text-properties officeooo:rsid="0026c844" officeooo:paragraph-rsid="0026c844"/>
    </style:style>
    <style:style style:name="P15" style:family="paragraph" style:parent-style-name="Standard">
      <style:paragraph-properties fo:text-align="start" style:justify-single-word="false"/>
      <style:text-properties officeooo:rsid="0027d640" officeooo:paragraph-rsid="0027d640"/>
    </style:style>
    <style:style style:name="P16" style:family="paragraph" style:parent-style-name="Standard">
      <style:paragraph-properties fo:text-align="start" style:justify-single-word="false"/>
      <style:text-properties officeooo:rsid="002aed86" officeooo:paragraph-rsid="002aed86"/>
    </style:style>
    <style:style style:name="P17" style:family="paragraph" style:parent-style-name="Standard">
      <style:paragraph-properties fo:text-align="start" style:justify-single-word="false"/>
      <style:text-properties officeooo:rsid="002c3882" officeooo:paragraph-rsid="002c3882"/>
    </style:style>
    <style:style style:name="T1" style:family="text">
      <style:text-properties officeooo:rsid="00202db1"/>
    </style:style>
    <style:style style:name="T2" style:family="text">
      <style:text-properties officeooo:rsid="00207def"/>
    </style:style>
    <style:style style:name="T3" style:family="text">
      <style:text-properties officeooo:rsid="0024b0c8"/>
    </style:style>
    <style:style style:name="T4" style:family="text">
      <style:text-properties officeooo:rsid="0025ac9d"/>
    </style:style>
    <style:style style:name="T5" style:family="text">
      <style:text-properties officeooo:rsid="0026c844"/>
    </style:style>
    <style:style style:name="T6" style:family="text">
      <style:text-properties officeooo:rsid="0027d640"/>
    </style:style>
    <style:style style:name="T7" style:family="text">
      <style:text-properties officeooo:rsid="002aed86"/>
    </style:style>
    <style:style style:name="T8" style:family="text">
      <style:text-properties officeooo:rsid="002b83eb"/>
    </style:style>
    <style:style style:name="T9" style:family="text">
      <style:text-properties officeooo:rsid="002c38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nchester</text:p>
      <text:p text:style-name="P2"/>
      <text:p text:style-name="P2"/>
      <text:p text:style-name="P2">Characters</text:p>
      <text:list xml:id="list6526191701981959542" text:style-name="L1">
        <text:list-item>
          <text:p text:style-name="P3">Mrs Hannover</text:p>
        </text:list-item>
        <text:list-item>
          <text:p text:style-name="P3">Mr Hannover – don’t see him</text:p>
        </text:list-item>
        <text:list-item>
          <text:p text:style-name="P3">Crazy Daisy</text:p>
        </text:list-item>
        <text:list-item>
          <text:p text:style-name="P3">Robin</text:p>
        </text:list-item>
        <text:list-item>
          <text:p text:style-name="P3">Dr. Sylvester – don’t see him</text:p>
        </text:list-item>
        <text:list-item>
          <text:p text:style-name="P3">Sculpture/Artist/Craftman <text:span text:style-name="T3">Arthur Yidel</text:span></text:p>
        </text:list-item>
        <text:list-item>
          <text:p text:style-name="P3">Annabelle</text:p>
        </text:list-item>
      </text:list>
      <text:p text:style-name="P2"/>
      <text:p text:style-name="P2">Themes</text:p>
      <text:list xml:id="list3014397272106939749" text:style-name="L2">
        <text:list-item>
          <text:p text:style-name="P4">Daisies</text:p>
        </text:list-item>
        <text:list-item>
          <text:p text:style-name="P4">Labyrinth House</text:p>
        </text:list-item>
        <text:list-item>
          <text:p text:style-name="P4">Artwork repittion</text:p>
        </text:list-item>
        <text:list-item>
          <text:p text:style-name="P4">Clocks (going backwards)</text:p>
        </text:list-item>
        <text:list-item>
          <text:p text:style-name="P4">Black Drapes</text:p>
        </text:list-item>
        <text:list-item>
          <text:p text:style-name="P4">Ravens</text:p>
        </text:list-item>
        <text:list-item>
          <text:p text:style-name="P4">Graveyard of Pets</text:p>
        </text:list-item>
      </text:list>
      <text:p text:style-name="P2"/>
      <text:p text:style-name="P2">Rooms</text:p>
      <text:list xml:id="list8371346900943285913" text:style-name="L3">
        <text:list-item>
          <text:p text:style-name="P5">Aviary</text:p>
        </text:list-item>
        <text:list-item>
          <text:p text:style-name="P5">Library</text:p>
        </text:list-item>
        <text:list-item>
          <text:p text:style-name="P5">Canning</text:p>
        </text:list-item>
        <text:list-item>
          <text:p text:style-name="P8">Garden</text:p>
        </text:list-item>
        <text:list-item>
          <text:p text:style-name="P5">Kitchen</text:p>
        </text:list-item>
        <text:list-item>
          <text:p text:style-name="P5">Linen</text:p>
        </text:list-item>
        <text:list-item>
          <text:p text:style-name="P5">Bedrooms</text:p>
        </text:list-item>
        <text:list-item>
          <text:p text:style-name="P5">Sewing</text:p>
        </text:list-item>
        <text:list-item>
          <text:p text:style-name="P5">Tea Room (one with lots of plants)</text:p>
        </text:list-item>
        <text:list-item>
          <text:p text:style-name="P5">Boiler/Basement</text:p>
        </text:list-item>
        <text:list-item>
          <text:p text:style-name="P5">Ballroom</text:p>
        </text:list-item>
        <text:list-item>
          <text:p text:style-name="P5">Destroyed part from an earthquake?</text:p>
        </text:list-item>
      </text:list>
      <text:p text:style-name="P2"/>
      <text:p text:style-name="P2">Ms. Hannover created the house to keep Daisy in. Since Daisy was little, she enjoyed killing things, ending a mortal life. She kills the first few pets secretly, then it becomes more obvious. When things escalade, she drowns a little boy in a fountain in the gardens. Then a psychologist comes to try and help. Mr Hannover refuses to get her another dog and thus, she goes to kill him. In order to save Mr. Hannover (although it was too late), Mrs. Hannover shoves her daughter over, accidentally pushing her down the stairs and killing her.</text:p>
      <text:p text:style-name="P2"/>
      <text:p text:style-name="P2">Mrs. Hannover feels incredible guilt and trauma from the loss of her husband and child. When Daisy’s ghost returns to the house, she wants out. The only way to do this is to gain power through blood. Mrs. Hannover only half in her right mind, agrees to help kill people inside of the house.</text:p>
      <text:p text:style-name="P2"/>
      <text:p text:style-name="P2">Now what happens to Annabelle, <text:span text:style-name="T2">a mechanical engineer on her way from LA to SF after breaking up with her boyfriend</text:span>:</text:p>
      <text:p text:style-name="P16"><text:soft-page-break/>LEVEL 1/3:</text:p>
      <text:p text:style-name="P16"/>
      <text:p text:style-name="P2">Annabelle gets in a car crash <text:span text:style-name="T1">because she sees a little girl in the road, swerves to miss her, and hits a tree. After coming to, (1970s) she doesn’t find the girl, stumbles down the road delirious, and collapses in the road as a car comes along.</text:span></text:p>
      <text:p text:style-name="P2"/>
      <text:p text:style-name="P6">She wakes up in a bedroom filled with daisies. She is led by Mrs. Hannover through a hallway where the door makes a face as you go by it (a christmas carol-esque door-knocker reaction). The tea room has Robin sitting at the table.</text:p>
      <text:p text:style-name="P6"/>
      <text:p text:style-name="P6"><text:span text:style-name="T7">[</text:span>Dialogue at the table<text:span text:style-name="T7">]</text:span></text:p>
      <text:p text:style-name="P6"/>
      <text:p text:style-name="P6">Robin claims to need to leave, Mrs. Hannover tells you to not leave the level.</text:p>
      <text:p text:style-name="P6"/>
      <text:p text:style-name="P6">Decision to stay on level and look around, or sneak downstairs.</text:p>
      <text:p text:style-name="P6"/>
      <text:p text:style-name="P9">IF IMMEDIATELY STAY ON LEVEL: Get locked in Robin’s bedroom, read robin’s journal that was accidentally left. <text:span text:style-name="T7">[He says the place is weird and the doors change occasionally.] Key is left on a corner table for the bathroom door. The way back is locked behind you.</text:span></text:p>
      <text:p text:style-name="P9"/>
      <text:p text:style-name="P10">Bathroom has a cracked mirror. Nothing else of interest.</text:p>
      <text:p text:style-name="P10"/>
      <text:p text:style-name="P11">The next room has some chairs, a table, and a empty bookshelf, all with “made by Arthur Yidel“. <text:span text:style-name="T7">[comment on it?]</text:span></text:p>
      <text:p text:style-name="P10"/>
      <text:p text:style-name="P11">You can hear a piano being played in the next room over. It stops when you enter. The door closes behind you and locks until you find both Rufus Hannover’s music and Daisy’s music book. <text:span text:style-name="T7">[text for finding these]</text:span></text:p>
      <text:p text:style-name="P11"/>
      <text:p text:style-name="P11">You go back through the door, which has somehow led you back into your room. <text:span text:style-name="T7">Somehow. [You make note of it]</text:span></text:p>
      <text:p text:style-name="P11"/>
      <text:p text:style-name="P12">You go to open the door and Mrs. Hannover is there.</text:p>
      <text:p text:style-name="P12"/>
      <text:p text:style-name="P12">[Dialogue with Mrs. Hannover <text:span text:style-name="T4">at the door</text:span>]</text:p>
      <text:p text:style-name="P12"/>
      <text:p text:style-name="P13">[Time lapse, <text:span text:style-name="T7">explain with thoughts and we’ll do a fade in/out with change of time</text:span>]</text:p>
      <text:p text:style-name="P13"/>
      <text:p text:style-name="P13">Realize your family must be worried sick, go in search of a phone, forced downstairs at dusk. <text:span text:style-name="T7">Go through downstairs bit.</text:span></text:p>
      <text:p text:style-name="P13"/>
      <text:p text:style-name="P13">IF IMMEDIATELY GO DOWNSTAIRS: Go down stairs, <text:span text:style-name="T8">before entering [you say you should find a phone and let your family know what happened]</text:span>. <text:span text:style-name="T5">Need to get the candle, light the candle with the gas lit light, then you can find the key in the room and get into the library. [Find the first few notes on Daisy being psychoanalyzed. (Her distateful obsession with killing all bugs smaller than she has grown to be problematic.) in one of the libraries]</text:span></text:p>
      <text:p text:style-name="P13"/>
      <text:p text:style-name="P14">At this point, you hear Mrs. Hannover coming. <text:span text:style-name="T8">Need to display a hint to hide.</text:span> You may hide in the library, and avoid her. <text:span text:style-name="T9">[</text:span>If she catches you here, your window is removed and <text:span text:style-name="T9">she scolds you. Later she </text:span><text:soft-page-break/><text:span text:style-name="T9">attempts to lay blame to you and lets you out at</text:span> dusk,<text:span text:style-name="T9">]</text:span> playing through level 3 as <text:span text:style-name="T6">if you stayed on the floor</text:span>.</text:p>
      <text:p text:style-name="P14"/>
      <text:p text:style-name="P15">If she doesn’t catch you, she catches you coming up the stairs, <text:span text:style-name="T8">[</text:span>asks you where you’ve been and asks you to stay on the floor, being incredibly creepy and overly watchful.<text:span text:style-name="T8">]</text:span> You play through level 3’<text:span text:style-name="T8">s staying on the floor</text:span> as normal.</text:p>
      <text:p text:style-name="P15"/>
      <text:p text:style-name="P17">LEVEL 2:</text:p>
      <text:p text:style-name="P17"/>
      <text:p text:style-name="P17">LEVEL 3:</text:p>
      <text:p text:style-name="P6"/>
      <text:p text:style-name="P15">Something isn’t right with</text:p>
      <text:p text:style-name="P7">Psycho<text:span text:style-name="T2">logists</text:span>-<text:span text:style-name="T2">weakness of character or willfully deviant behavior, just got worse typically</text:span></text:p>
      <text:p text:style-name="P7"><text:span text:style-name="T2">treatments-</text:span>electroshock, warm water baths and show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20:08:08.279000000</meta:creation-date>
    <dc:date>2016-09-08T00:25:50.501000000</dc:date>
    <meta:editing-duration>PT1H33M28S</meta:editing-duration>
    <meta:editing-cycles>2</meta:editing-cycles>
    <meta:generator>LibreOffice/5.1.3.2$Windows_x86 LibreOffice_project/644e4637d1d8544fd9f56425bd6cec110e49301b</meta:generator>
    <meta:document-statistic meta:table-count="0" meta:image-count="0" meta:object-count="0" meta:page-count="3" meta:paragraph-count="56" meta:word-count="776" meta:character-count="4234" meta:non-whitespace-character-count="3538"/>
  </office:meta>
</office:document-meta>
</file>